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2000003D133DB4B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13.118cm" draw:z-index="0"><draw:image xlink:href="Pictures/10000000000004F2000003D133DB4B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8$Win32 OpenOffice.org_project/418m3$Build-9803</meta:generator>
    <dc:date>2021-12-15T14:16:53.23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